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c0e2c5" draw:textarea-horizontal-align="center" draw:textarea-vertical-align="middle"/>
    </style:style>
    <style:style style:name="gr2" style:family="graphic" style:parent-style-name="objectwithoutfill">
      <style:graphic-properties draw:fill="solid" draw:fill-color="#f4d5d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5cm" svg:height="2cm" svg:x="9.9cm" svg:y="3.2cm" draw:corner-radius="0.5cm">
          <draw:glue-point draw:id="4" svg:x="-3cm" svg:y="5cm"/>
          <draw:glue-point draw:id="5" svg:x="3cm" svg:y="5cm"/>
          <text:p text:style-name="P1">CMIS Clients</text:p>
        </draw:rect>
        <draw:rect draw:style-name="gr2" draw:text-style-name="P1" xml:id="id1" draw:id="id1" draw:layer="layout" svg:width="5cm" svg:height="2.1cm" svg:x="3cm" svg:y="8cm" draw:corner-radius="0.5cm">
          <text:p text:style-name="P1">CMIS</text:p>
          <text:p text:style-name="P1">Domain Model</text:p>
        </draw:rect>
        <draw:connector draw:style-name="gr3" draw:text-style-name="P1" draw:layer="layout" draw:type="curve" svg:x1="8cm" svg:y1="9.05cm" svg:x2="9cm" svg:y2="9cm" draw:start-shape="id1" draw:start-glue-point="1" draw:end-shape="id2" draw:end-glue-point="3" svg:d="m8000 9050c750 0 250-50 1000-50">
          <text:p/>
        </draw:connector>
        <draw:custom-shape draw:style-name="gr4" draw:text-style-name="P1" draw:layer="layout" svg:width="4cm" svg:height="3.1cm" svg:x="8.3cm" svg:y="5cm">
          <text:p text:style-name="P1">Atom</text:p>
          <text:p text:style-name="P1">Server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4cm" svg:height="3.1cm" svg:x="12.7cm" svg:y="5cm">
          <text:p text:style-name="P1">SOAP</text:p>
          <text:p text:style-name="P1">Server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xml:id="id2" draw:id="id2" draw:layer="layout" svg:width="7cm" svg:height="2cm" svg:x="9cm" svg:y="8cm" draw:corner-radius="0.5cm">
          <text:p text:style-name="P1">CMIS API</text:p>
          <text:p text:style-name="P1">(services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4T14:51:15</dc:date>
    <meta:editing-duration>PT29M21S</meta:editing-duration>
    <meta:editing-cycles>15</meta:editing-cycles>
    <meta:generator>LibreOffice/3.4$Unix LibreOffice_project/340m1$Build-203</meta:generator>
    <meta:document-statistic meta:object-count="6"/>
  </office:meta>
</office:document-meta>
</file>